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49e" officeooo:paragraph-rsid="001fa49e"/>
    </style:style>
    <style:style style:name="T1" style:family="text">
      <style:text-properties officeooo:rsid="00214f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SCE 311 –​ ​ Operating Systems</text:p>
      <text:p text:style-name="Standard">Quiz 5</text:p>
      <text:p text:style-name="Standard">10 points</text:p>
      <text:p text:style-name="Standard">Assigned: November 4th, 2020</text:p>
      <text:p text:style-name="Standard">Due: November 8th, 2020 at midnight</text:p>
      <text:p text:style-name="Standard">Assuming that there are 200 cylinders on an HDD. The current cylinder being read is 34.</text:p>
      <text:p text:style-name="Standard">Further, assume that the head is moving in the direction from cylinder 0 -&gt; 199. What will be the</text:p>
      <text:p text:style-name="Standard">order of the following I/O requests to blocks on the following cylinders for the given algorithms?</text:p>
      <text:p text:style-name="Standard">14, 7, 40, 100, 147, 19, 33, 35, 189, 10</text:p>
      <text:p text:style-name="Standard"/>
      <text:p text:style-name="Standard"/>
      <text:p text:style-name="Standard">a. (3pts) FCFS</text:p>
      <text:p text:style-name="Standard"/>
      <text:p text:style-name="P1">34 14 7 40 100 147 19 33 35 189 10</text:p>
      <text:p text:style-name="Standard"/>
      <text:p text:style-name="Standard">b. (3pts) SCAN</text:p>
      <text:p text:style-name="Standard"/>
      <text:p text:style-name="P1">34 35 40 100 147 189 33 19 14 10 7 </text:p>
      <text:p text:style-name="Standard"/>
      <text:p text:style-name="Standard">c. (3pts) C-SCAN</text:p>
      <text:p text:style-name="Standard"/>
      <text:p text:style-name="P1">34 35 40 100 147 189 7 10 14 19 33</text:p>
      <text:p text:style-name="Standard"/>
      <text:p text:style-name="Standard">(1pts) Which algorithm do you think was the best choice for this particular set of requests and</text:p>
      <text:p text:style-name="Standard">why?</text:p>
      <text:p text:style-name="Standard"/>
      <text:p text:style-name="P1">FCFS is very costly, and SCAN could run into starvation. C-SCAN is the best choice <text:span text:style-name="T1">and offers the best wait tim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21:17:50.349166976</meta:creation-date>
    <dc:date>2020-11-08T21:30:55.877065085</dc:date>
    <meta:editing-duration>PT2M22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160" meta:character-count="790" meta:non-whitespace-character-count="643"/>
  </office:meta>
</office:document-meta>
</file>